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0744" calcext:value-type="float">
            <text:p>58.5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2232" calcext:value-type="float">
            <text:p>57.4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9624" calcext:value-type="float">
            <text:p>57.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6808" calcext:value-type="float">
            <text:p>56.7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4336" calcext:value-type="float">
            <text:p>54.5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8296" calcext:value-type="float">
            <text:p>51.8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5352" calcext:value-type="float">
            <text:p>51.9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0928" calcext:value-type="float">
            <text:p>51.6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34" calcext:value-type="float">
            <text:p>50.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736" calcext:value-type="float">
            <text:p>48.1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748" calcext:value-type="float">
            <text:p>36.9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1936" calcext:value-type="float">
            <text:p>35.30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7888" calcext:value-type="float">
            <text:p>34.9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3902</text:p>
          </table:table-cell>
          <table:table-cell office:value-type="string" calcext:value-type="string">
            <text:p>Wildorado SW Quad (SE)</text:p>
          </table:table-cell>
          <table:table-cell office:value-type="string" calcext:value-type="string">
            <text:p>196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